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9638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0c2e5" officeooo:paragraph-rsid="0010c2e5"/>
    </style:style>
    <style:style style:name="P2" style:family="paragraph" style:parent-style-name="Table_20_Contents">
      <style:text-properties style:font-name="Tlwg Typist" officeooo:rsid="0010c2e5" officeooo:paragraph-rsid="0010c2e5"/>
    </style:style>
    <style:style style:name="P3" style:family="paragraph" style:parent-style-name="Table_20_Contents">
      <style:text-properties style:font-name="Tlwg Typist" fo:font-size="10pt" officeooo:rsid="0010c2e5" officeooo:paragraph-rsid="0010c2e5" style:font-size-asian="10pt" style:font-size-complex="10pt"/>
    </style:style>
    <style:style style:name="P4" style:family="paragraph" style:parent-style-name="Table_20_Contents">
      <style:text-properties style:font-name="Tlwg Typist" fo:font-size="10pt" officeooo:rsid="0010c2e5" officeooo:paragraph-rsid="0011eb0c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lwg Typist" officeooo:rsid="0013b140" officeooo:paragraph-rsid="0013b140"/>
    </style:style>
    <style:style style:name="P6" style:family="paragraph" style:parent-style-name="Table_20_Contents">
      <style:text-properties style:font-name="Tlwg Typist" officeooo:rsid="00140509" officeooo:paragraph-rsid="00140509"/>
    </style:style>
    <style:style style:name="P7" style:family="paragraph" style:parent-style-name="Table_20_Contents">
      <style:text-properties style:font-name="Tlwg Typist" fo:font-size="9pt" style:font-size-asian="9pt" style:font-size-complex="9pt"/>
    </style:style>
    <style:style style:name="P8" style:family="paragraph" style:parent-style-name="Table_20_Contents">
      <style:text-properties style:font-name="Tlwg Typist" fo:font-size="9pt" officeooo:rsid="00140509" officeooo:paragraph-rsid="00140509" style:font-size-asian="9pt" style:font-size-complex="9pt"/>
    </style:style>
    <style:style style:name="P9" style:family="paragraph" style:parent-style-name="Table_20_Contents">
      <style:text-properties style:font-name="Tlwg Typist" fo:font-size="8pt" officeooo:rsid="00140509" officeooo:paragraph-rsid="00140509" style:font-size-asian="8pt" style:font-size-complex="8pt"/>
    </style:style>
    <style:style style:name="P10" style:family="paragraph" style:parent-style-name="Table_20_Contents">
      <style:text-properties style:font-name="Tlwg Typist" officeooo:rsid="00153ca7" officeooo:paragraph-rsid="00153ca7"/>
    </style:style>
    <style:style style:name="P11" style:family="paragraph" style:parent-style-name="Table_20_Contents">
      <style:text-properties fo:font-size="10pt" officeooo:rsid="0010c2e5" officeooo:paragraph-rsid="0010c2e5" style:font-size-asian="10pt" style:font-size-complex="10pt"/>
    </style:style>
    <style:style style:name="P12" style:family="paragraph" style:parent-style-name="Table_20_Contents">
      <style:text-properties officeooo:rsid="00140509" officeooo:paragraph-rsid="00140509"/>
    </style:style>
    <style:style style:name="P13" style:family="paragraph" style:parent-style-name="Text_20_body">
      <style:paragraph-properties fo:text-align="start" style:justify-single-word="false"/>
      <style:text-properties officeooo:rsid="000de361" officeooo:paragraph-rsid="000de361"/>
    </style:style>
    <style:style style:name="P14" style:family="paragraph" style:parent-style-name="Text_20_body">
      <style:text-properties officeooo:rsid="000fde23" officeooo:paragraph-rsid="000fde23"/>
    </style:style>
    <style:style style:name="P15" style:family="paragraph" style:parent-style-name="Text_20_body">
      <style:text-properties officeooo:paragraph-rsid="000fde23"/>
    </style:style>
    <style:style style:name="P16" style:family="paragraph" style:parent-style-name="Text_20_body">
      <style:text-properties officeooo:rsid="0010c2e5" officeooo:paragraph-rsid="0010c2e5"/>
    </style:style>
    <style:style style:name="P17" style:family="paragraph" style:parent-style-name="Text_20_body">
      <style:text-properties fo:font-weight="bold" officeooo:rsid="0010c2e5" officeooo:paragraph-rsid="0010c2e5" style:font-weight-asian="bold" style:font-weight-complex="bold"/>
    </style:style>
    <style:style style:name="P18" style:family="paragraph" style:parent-style-name="Text_20_body">
      <style:text-properties fo:font-weight="bold" officeooo:rsid="0013b140" officeooo:paragraph-rsid="0013b140" style:font-weight-asian="bold" style:font-weight-complex="bold"/>
    </style:style>
    <style:style style:name="P19" style:family="paragraph" style:parent-style-name="Text_20_body">
      <style:paragraph-properties>
        <style:tab-stops>
          <style:tab-stop style:position="2.729cm"/>
        </style:tab-stops>
      </style:paragraph-properties>
      <style:text-properties fo:font-weight="bold" officeooo:rsid="00140509" officeooo:paragraph-rsid="00140509" style:font-weight-asian="bold" style:font-weight-complex="bold"/>
    </style:style>
    <style:style style:name="P20" style:family="paragraph" style:parent-style-name="Text_20_body">
      <style:paragraph-properties>
        <style:tab-stops>
          <style:tab-stop style:position="2.729cm"/>
        </style:tab-stops>
      </style:paragraph-properties>
      <style:text-properties fo:font-weight="bold" officeooo:rsid="00153ca7" officeooo:paragraph-rsid="00153ca7" style:font-weight-asian="bold" style:font-weight-complex="bold"/>
    </style:style>
    <style:style style:name="P21" style:family="paragraph" style:parent-style-name="Text_20_body">
      <style:text-properties fo:font-weight="normal" officeooo:rsid="0013b140" officeooo:paragraph-rsid="0013b140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weight="normal" officeooo:rsid="0013b140" officeooo:paragraph-rsid="0013b140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3b140" officeooo:paragraph-rsid="0013b140" style:font-weight-asian="normal" style:font-weight-complex="normal"/>
    </style:style>
    <style:style style:name="P24" style:family="paragraph" style:parent-style-name="Text_20_body">
      <style:paragraph-properties>
        <style:tab-stops>
          <style:tab-stop style:position="2.729cm"/>
        </style:tab-stops>
      </style:paragraph-properties>
      <style:text-properties fo:font-weight="normal" officeooo:rsid="00140509" officeooo:paragraph-rsid="00140509" style:font-weight-asian="normal" style:font-weight-complex="normal"/>
    </style:style>
    <style:style style:name="P25" style:family="paragraph" style:parent-style-name="Text_20_body">
      <style:text-properties officeooo:paragraph-rsid="0013b140"/>
    </style:style>
    <style:style style:name="P26" style:family="paragraph" style:parent-style-name="Text_20_body">
      <style:paragraph-properties>
        <style:tab-stops>
          <style:tab-stop style:position="2.729cm"/>
        </style:tab-stops>
      </style:paragraph-properties>
      <style:text-properties officeooo:rsid="00140509" officeooo:paragraph-rsid="00140509"/>
    </style:style>
    <style:style style:name="P27" style:family="paragraph" style:parent-style-name="Title">
      <style:text-properties fo:font-size="32pt" officeooo:rsid="000de361" officeooo:paragraph-rsid="000de361" style:font-size-asian="32pt" style:font-size-complex="32pt"/>
    </style:style>
    <style:style style:name="P28" style:family="paragraph" style:parent-style-name="Text_20_body">
      <style:paragraph-properties>
        <style:tab-stops>
          <style:tab-stop style:position="2.729cm"/>
        </style:tab-stops>
      </style:paragraph-properties>
      <style:text-properties fo:font-weight="bold" officeooo:rsid="00153ca7" officeooo:paragraph-rsid="00153ca7" style:font-weight-asian="bold" style:font-weight-complex="bold"/>
    </style:style>
    <style:style style:name="P29" style:family="paragraph" style:parent-style-name="Text_20_body">
      <style:text-properties fo:font-weight="bold" officeooo:rsid="00155374" officeooo:paragraph-rsid="00155374" style:font-weight-asian="bold" style:font-weight-complex="bold"/>
    </style:style>
    <style:style style:name="P30" style:family="paragraph" style:parent-style-name="Text_20_body">
      <style:text-properties officeooo:rsid="00155374" officeooo:paragraph-rsid="00155374"/>
    </style:style>
    <style:style style:name="P31" style:family="paragraph" style:parent-style-name="Text_20_body">
      <style:text-properties officeooo:paragraph-rsid="00155374"/>
    </style:style>
    <style:style style:name="P32" style:family="paragraph" style:parent-style-name="Text_20_body">
      <style:text-properties fo:font-weight="normal" officeooo:rsid="00155374" officeooo:paragraph-rsid="00155374" style:font-weight-asian="normal" style:font-weight-complex="normal"/>
    </style:style>
    <style:style style:name="P33" style:family="paragraph" style:parent-style-name="Text_20_body">
      <style:text-properties fo:font-weight="normal" officeooo:rsid="00167738" officeooo:paragraph-rsid="00167738" style:font-weight-asian="normal" style:font-weight-complex="normal"/>
    </style:style>
    <style:style style:name="P34" style:family="paragraph" style:parent-style-name="Heading_20_1">
      <style:text-properties officeooo:rsid="000fde23" officeooo:paragraph-rsid="000fde23"/>
    </style:style>
    <style:style style:name="P35" style:family="paragraph" style:parent-style-name="Heading_20_1">
      <style:text-properties officeooo:rsid="0013b140" officeooo:paragraph-rsid="0013b140"/>
    </style:style>
    <style:style style:name="P36" style:family="paragraph" style:parent-style-name="Heading_20_1">
      <style:text-properties officeooo:rsid="00155374" officeooo:paragraph-rsid="00155374"/>
    </style:style>
    <style:style style:name="P37" style:family="paragraph" style:parent-style-name="Table_20_Contents">
      <style:text-properties style:font-name="Tlwg Typist" fo:font-size="9pt" officeooo:rsid="00140509" officeooo:paragraph-rsid="00140509" style:font-size-asian="9pt" style:font-size-complex="9pt"/>
    </style:style>
    <style:style style:name="P38" style:family="paragraph" style:parent-style-name="Table_20_Contents">
      <style:text-properties style:font-name="Tlwg Typist" officeooo:rsid="00155374" officeooo:paragraph-rsid="00155374"/>
    </style:style>
    <style:style style:name="P39" style:family="paragraph" style:parent-style-name="Table_20_Contents">
      <style:text-properties style:font-name="Tlwg Typist" fo:font-size="8pt" officeooo:rsid="00155374" officeooo:paragraph-rsid="00155374" style:font-size-asian="8pt" style:font-size-complex="8pt"/>
    </style:style>
    <style:style style:name="P40" style:family="paragraph" style:parent-style-name="Table_20_Contents">
      <style:text-properties style:font-name="Tlwg Typist" fo:font-size="11pt" officeooo:rsid="00167738" officeooo:paragraph-rsid="0016773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Tlwg Typist" fo:font-size="11pt" fo:font-weight="bold" officeooo:rsid="00167738" officeooo:paragraph-rsid="00167738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lwg Typist" fo:font-size="11pt" fo:font-weight="normal" officeooo:rsid="00167738" officeooo:paragraph-rsid="00167738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67738" officeooo:paragraph-rsid="00167738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167738" officeooo:paragraph-rsid="00167738" style:font-weight-asian="normal" style:font-weight-complex="normal"/>
    </style:style>
    <style:style style:name="T1" style:family="text">
      <style:text-properties officeooo:rsid="0010c2e5"/>
    </style:style>
    <style:style style:name="T2" style:family="text">
      <style:text-properties style:font-name="Tlwg Typist"/>
    </style:style>
    <style:style style:name="T3" style:family="text">
      <style:text-properties officeooo:rsid="0011a7f4"/>
    </style:style>
    <style:style style:name="T4" style:family="text">
      <style:text-properties officeooo:rsid="0011eb0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155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drián de la Torre Rodríguez 2ºA</text:p>
      <text:p text:style-name="P27">PORTAFOLIOS PRACTICA 2</text:p>
      <text:h text:style-name="P34" text:outline-level="1"/>
      <text:h text:style-name="P34" text:outline-level="1">BUFFER</text:h>
      <text:p text:style-name="P15"/>
      <text:p text:style-name="P14"><text:tab/>En este programa <text:span text:style-name="T1">la clase Buffer se transforma en monitor de estilo Hoare, y cada método que tiene se mete entre un enter() y un leave() para asegurar la exclusión mutua. También cambia la manera en que las hebras se bloquean y se reanudan: En el programa con monitor nativo en java se comprobaba periódicamente si el vector estaba en uno de sus extremos y se hacía un wait()</text:span>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1"/>
            <text:p text:style-name="P1"><text:s text:c="7"/><text:span text:style-name="T2">while( cont == numSlots ) </text:span></text:p>
            <text:p text:style-name="P1"><text:span text:style-name="T2"><text:s text:c="13"/>wait(); <text:s text:c="2"/></text:span><text:s/></text:p>
            <text:p text:style-name="P1"/>
          </table:table-cell>
        </table:table-row>
      </table:table>
      <text:p text:style-name="P14"/>
      <text:p text:style-name="P16">Y después de consumir o producir se notificaba a todas las hebras con un notifyAll(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 text:c="4"/></text:p>
            <text:p text:style-name="P1"><text:s text:c="7"/><text:span text:style-name="T2">buffer[cont] = valor ; </text:span></text:p>
            <text:p text:style-name="P2"><text:s text:c="3"/>cont++ ; <text:s text:c="5"/></text:p>
            <text:p text:style-name="P2"><text:s text:c="3"/>notifyAll() ; </text:p>
            <text:p text:style-name="P1"/>
          </table:table-cell>
        </table:table-row>
      </table:table>
      <text:p text:style-name="P16"/>
      <text:p text:style-name="P16"/>
      <text:p text:style-name="P16">El resto del programa, tanto funciones como el main se mantienen igual.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ODIGO FUENTE DEL PROGRAMA</text:p>
      <text:p text:style-name="P17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  <text:p text:style-name="P3">import monitor.*;</text:p>
            <text:p text:style-name="P3"/>
            <text:p text:style-name="P3">class Buffer extends AbstractMonitor{</text:p>
            <text:p text:style-name="P3"/>
            <text:p text:style-name="P3"><text:s text:c="2"/>private int <text:s text:c="5"/>numSlots = 0 <text:s text:c="3"/>,</text:p>
            <text:p text:style-name="P3"><text:s text:c="19"/>cont <text:s text:c="4"/>= 0 <text:s text:c="3"/>;</text:p>
            <text:p text:style-name="P3"><text:s text:c="2"/>private double[] buffer <text:s text:c="2"/>= null ;</text:p>
            <text:p text:style-name="P3"/>
            <text:p text:style-name="P3"><text:s text:c="2"/>//Condiciones que uso para evitar que consuma o produzca cuando el <text:s text:c="19"/>//vector esta en sus límites</text:p>
            <text:p text:style-name="P3"><text:s text:c="2"/>private Condition producir = makeCondition();</text:p>
            <text:p text:style-name="P3"><text:s text:c="2"/>private Condition consumir = makeCondition();</text:p>
            <text:p text:style-name="P3"/>
            <text:p text:style-name="P3"><text:s text:c="2"/>//Constructor</text:p>
            <text:p text:style-name="P3"><text:s text:c="2"/>public Buffer( int p_numSlots )</text:p>
            <text:p text:style-name="P3"><text:s text:c="2"/>{</text:p>
            <text:p text:style-name="P3"><text:s text:c="4"/>numSlots = p_numSlots ;</text:p>
            <text:p text:style-name="P3"><text:s text:c="4"/>buffer = new double[numSlots] ;</text:p>
            <text:p text:style-name="P3"><text:s text:c="2"/>}</text:p>
            <text:p text:style-name="P3"/>
            <text:p text:style-name="P3"><text:s text:c="2"/>//Función que deposita un valor en la posición correspondiente <text:span text:style-name="T4">del</text:span> <text:span text:style-name="T4">vector</text:span> <text:s text:c="19"/></text:p>
            <text:p text:style-name="P3"><text:s text:c="2"/>public <text:s/>void depositar( double valor )</text:p>
            <text:p text:style-name="P3"><text:s text:c="2"/>{</text:p>
            <text:p text:style-name="P3"/>
            <text:p text:style-name="P3"><text:s text:c="4"/>enter();</text:p>
            <text:p text:style-name="P3"/>
            <text:p text:style-name="P3"><text:s text:c="4"/>if(cont == numSlots) <text:s text:c="3"/>//Si el vector esta completo...</text:p>
            <text:p text:style-name="P3"><text:s text:c="8"/>producir.await(); <text:s text:c="2"/>//Se espera a que otra hebra saque un <text:span text:style-name="T3">dato</text:span> </text:p>
            <text:p text:style-name="P3"/>
            <text:p text:style-name="P3"><text:s text:c="4"/>buffer[cont] = valor ; <text:s/>//Se mete el dato y se actualiza el contador</text:p>
            <text:p text:style-name="P3"><text:s text:c="4"/>cont++ ;</text:p>
            <text:p text:style-name="P3"><text:s text:c="4"/>consumir.signal(); <text:s text:c="5"/>//Se indica que se puede consumir</text:p>
            <text:p text:style-name="P3"/>
            <text:p text:style-name="P3"><text:s text:c="4"/>leave();</text:p>
            <text:p text:style-name="P3"><text:s text:c="2"/>}</text:p>
            <text:p text:style-name="P3"/>
            <text:p text:style-name="P3"><text:s text:c="2"/>//Función que extrae un valor del vector en la posición correspondiente</text:p>
            <text:p text:style-name="P3"><text:s text:c="2"/>public double extraer()</text:p>
            <text:p text:style-name="P3"><text:s text:c="2"/>{</text:p>
            <text:p text:style-name="P3"/>
            <text:p text:style-name="P3"/>
            <text:p text:style-name="P3"><text:s text:c="4"/>enter();</text:p>
            <text:p text:style-name="P3"/>
            <text:p text:style-name="P3"><text:s text:c="4"/>if( cont == 0) <text:s text:c="12"/>//Si el vector esta vacio...</text:p>
            <text:p text:style-name="P3"><text:s text:c="8"/>consumir.await(); <text:s text:c="5"/>//Se espera a que <text:span text:style-name="T4">se</text:span> meta un dato en el vector</text:p>
            <text:p text:style-name="P3"/>
            <text:p text:style-name="P3"><text:s text:c="4"/>cont--; <text:s text:c="24"/>//Se actualiza contador</text:p>
            <text:p text:style-name="P3"><text:s text:c="4"/>double valor = buffer[cont] ; <text:s text:c="2"/>//Se almacena en "valor" el dato del vector</text:p>
            <text:p text:style-name="P3"/>
            <text:p text:style-name="P3"><text:soft-page-break/><text:s text:c="4"/>producir.signal(); <text:s text:c="13"/>//Se indica que se puede producir</text:p>
            <text:p text:style-name="P3"/>
            <text:p text:style-name="P3"><text:s text:c="4"/>leave();</text:p>
            <text:p text:style-name="P3"><text:s text:c="4"/>return valor;</text:p>
            <text:p text:style-name="P3"/>
            <text:p text:style-name="P3"/>
            <text:p text:style-name="P3"><text:s text:c="2"/>}</text:p>
            <text:p text:style-name="P3">}</text:p>
            <text:p text:style-name="P3"/>
            <text:p text:style-name="P3">// ****************************************************************************</text:p>
            <text:p text:style-name="P3"/>
            <text:p text:style-name="P3">class Productor implements Runnable</text:p>
            <text:p text:style-name="P3">{</text:p>
            <text:p text:style-name="P3"><text:s text:c="2"/>private Buffer bb <text:s text:c="3"/>;</text:p>
            <text:p text:style-name="P3"><text:s text:c="2"/>private int <text:s text:c="3"/>veces ,</text:p>
            <text:p text:style-name="P3"><text:s text:c="17"/>numP <text:s/>;</text:p>
            <text:p text:style-name="P3"><text:s text:c="2"/>public <text:s/>Thread thr <text:s text:c="2"/>;</text:p>
            <text:p text:style-name="P3"/>
            <text:p text:style-name="P3"/>
            <text:p text:style-name="P3"><text:s text:c="2"/>//Constructor</text:p>
            <text:p text:style-name="P3"><text:s text:c="2"/>public Productor( Buffer pbb, int pveces, int pnumP )</text:p>
            <text:p text:style-name="P3"><text:s text:c="2"/>{</text:p>
            <text:p text:style-name="P3"><text:s text:c="4"/>bb <text:s text:c="3"/>= pbb;</text:p>
            <text:p text:style-name="P3"><text:s text:c="4"/>veces = pveces;</text:p>
            <text:p text:style-name="P3"><text:s text:c="4"/>numP <text:s/>= pnumP ;</text:p>
            <text:p text:style-name="P3"><text:s text:c="4"/>thr <text:s text:c="2"/>= new Thread(this,"productor "+numP);</text:p>
            <text:p text:style-name="P3"><text:s text:c="2"/>}</text:p>
            <text:p text:style-name="P3"/>
            <text:p text:style-name="P3"><text:s text:c="2"/>public void run()</text:p>
            <text:p text:style-name="P3"><text:s text:c="2"/>{</text:p>
            <text:p text:style-name="P3"/>
            <text:p text:style-name="P3"><text:s text:c="6"/>double item = 100*numP ;</text:p>
            <text:p text:style-name="P3"/>
            <text:p text:style-name="P3"><text:s text:c="6"/>for( int i=0 ; i &lt; veces ; i++ )</text:p>
            <text:p text:style-name="P3"><text:s text:c="6"/>{</text:p>
            <text:p text:style-name="P3"><text:s text:c="8"/>System.out.println(thr.getName()+", produciendo " + item);</text:p>
            <text:p text:style-name="P3"><text:s text:c="8"/>bb.depositar( item++ );</text:p>
            <text:p text:style-name="P3"><text:s text:c="6"/>}</text:p>
            <text:p text:style-name="P3"/>
            <text:p text:style-name="P3"/>
            <text:p text:style-name="P3"><text:s text:c="2"/>}</text:p>
            <text:p text:style-name="P3">}</text:p>
            <text:p text:style-name="P3"/>
            <text:p text:style-name="P3">// ****************************************************************************</text:p>
            <text:p text:style-name="P3"/>
            <text:p text:style-name="P3">class Consumidor implements Runnable</text:p>
            <text:p text:style-name="P3">{</text:p>
            <text:p text:style-name="P3"><text:s text:c="2"/>private Buffer <text:s/>bb <text:s text:c="3"/>;</text:p>
            <text:p text:style-name="P3"><text:s text:c="2"/>private int <text:s text:c="4"/>veces ,</text:p>
            <text:p text:style-name="P3"><text:s text:c="18"/>numC <text:s/>;</text:p>
            <text:p text:style-name="P3"><text:s text:c="2"/>public <text:s/>Thread <text:s/>thr <text:s text:c="2"/>;</text:p>
            <text:p text:style-name="P3"/>
            <text:p text:style-name="P3"/>
            <text:p text:style-name="P3"/>
            <text:p text:style-name="P3"><text:soft-page-break/><text:s text:c="2"/>//Constructor</text:p>
            <text:p text:style-name="P3"><text:s text:c="2"/>public Consumidor( Buffer pbb, int pveces, int pnumC )</text:p>
            <text:p text:style-name="P3"><text:s text:c="2"/>{</text:p>
            <text:p text:style-name="P3"><text:s text:c="4"/>bb <text:s text:c="3"/>= pbb;</text:p>
            <text:p text:style-name="P3"><text:s text:c="4"/>veces = pveces;</text:p>
            <text:p text:style-name="P3"><text:s text:c="4"/>numC <text:s/>= pnumC ;</text:p>
            <text:p text:style-name="P3"><text:s text:c="4"/>thr <text:s text:c="2"/>= new Thread(this,"consumidor "+numC);</text:p>
            <text:p text:style-name="P3"><text:s text:c="2"/>}</text:p>
            <text:p text:style-name="P3"><text:s text:c="2"/>public void run()</text:p>
            <text:p text:style-name="P3"><text:s text:c="2"/>{</text:p>
            <text:p text:style-name="P3"/>
            <text:p text:style-name="P3"><text:s text:c="6"/>for( int i=0 ; i&lt;veces ; i++ )</text:p>
            <text:p text:style-name="P3"><text:s text:c="6"/>{</text:p>
            <text:p text:style-name="P3"><text:s text:c="8"/>double item = bb.extraer ();</text:p>
            <text:p text:style-name="P3"><text:s text:c="8"/>System.out.println(thr.getName()+", consumiendo "+item);</text:p>
            <text:p text:style-name="P3"><text:s text:c="6"/>}</text:p>
            <text:p text:style-name="P3"/>
            <text:p text:style-name="P3"/>
            <text:p text:style-name="P3"><text:s text:c="2"/>}</text:p>
            <text:p text:style-name="P3">}</text:p>
            <text:p text:style-name="P3"/>
            <text:p text:style-name="P3">// ****************************************************************************</text:p>
            <text:p text:style-name="P3"/>
            <text:p text:style-name="P3">class MainProductorConsumidorMonitor</text:p>
            <text:p text:style-name="P3">{</text:p>
            <text:p text:style-name="P3"><text:s text:c="2"/>public static void main( String[] args )</text:p>
            <text:p text:style-name="P3"><text:s text:c="2"/>{</text:p>
            <text:p text:style-name="P3"><text:s text:c="4"/>if ( args.length != 5 )</text:p>
            <text:p text:style-name="P3"><text:s text:c="4"/>{</text:p>
            <text:p text:style-name="P3"><text:s text:c="6"/>System.err.println("Uso: ncons nprod tambuf niterp niterc");</text:p>
            <text:p text:style-name="P3"><text:s text:c="6"/>return ;</text:p>
            <text:p text:style-name="P3"><text:s text:c="4"/>}</text:p>
            <text:p text:style-name="P3"/>
            <text:p text:style-name="P3"><text:s text:c="4"/>// leer parametros, crear vectores y buffer intermedio</text:p>
            <text:p text:style-name="P3"><text:s text:c="4"/>Consumidor[] cons <text:s text:c="5"/>= new Consumidor[Integer.parseInt(args[0])] ;</text:p>
            <text:p text:style-name="P3"><text:tab/>Productor[] <text:s/>prod <text:s text:c="5"/>= new Productor[Integer.parseInt(args[1])] ;</text:p>
            <text:p text:style-name="P3"><text:s text:c="4"/>Buffer <text:s text:c="6"/>buffer <text:s text:c="3"/>= new Buffer(Integer.parseInt(args[2]));</text:p>
            <text:p text:style-name="P3"><text:tab/>int <text:s text:c="9"/>iter_cons = Integer.parseInt(args[3]);</text:p>
            <text:p text:style-name="P3"><text:tab/>int <text:s text:c="9"/>iter_prod = Integer.parseInt(args[4]);</text:p>
            <text:p text:style-name="P3"/>
            <text:p text:style-name="P3"><text:s text:c="4"/>if ( cons.length*iter_cons != prod.length*iter_prod )</text:p>
            <text:p text:style-name="P3"><text:tab/> <text:s/>{</text:p>
            <text:p text:style-name="P3"><text:s text:c="6"/>System.err.println("no coinciden número de items a producir con a <text:s text:c="3"/>cosumir");</text:p>
            <text:p text:style-name="P3"><text:s text:c="6"/>return ;</text:p>
            <text:p text:style-name="P3"><text:s text:c="4"/>}</text:p>
            <text:p text:style-name="P3"/>
            <text:p text:style-name="P3"><text:tab/> <text:s/>// creación hebras</text:p>
            <text:p text:style-name="P3"><text:tab/> <text:s/>for(int i = 0; i &lt; cons.length; i++)</text:p>
            <text:p text:style-name="P3"><text:tab/> <text:s text:c="3"/>cons[i] = new Consumidor(buffer,iter_cons,i) ;</text:p>
            <text:p text:style-name="P3"><text:tab/> <text:s/>for(int i = 0; i &lt; prod.length; i++)</text:p>
            <text:p text:style-name="P3"><text:tab/> <text:s text:c="3"/>prod[i] = new Productor(buffer,iter_prod,i) ;</text:p>
            <text:p text:style-name="P3"/>
            <text:p text:style-name="P4"><text:tab/> <text:s/></text:p>
            <text:p text:style-name="P4"><text:soft-page-break/><text:s text:c="8"/>// puesta en marcha las hebras</text:p>
            <text:p text:style-name="P3"><text:tab/> <text:s/>for(int i = 0; i &lt; prod.length; i++)</text:p>
            <text:p text:style-name="P3"><text:s text:c="10"/>prod[i].thr.start();</text:p>
            <text:p text:style-name="P3"><text:tab/> <text:s/>for(int i = 0; i &lt; cons.length; i++)</text:p>
            <text:p text:style-name="P3"><text:s text:c="10"/>cons[i].thr.start();</text:p>
            <text:p text:style-name="P3"/>
            <text:p text:style-name="P3"><text:s text:c="2"/>}</text:p>
            <text:p text:style-name="P3">}</text:p>
          </table:table-cell>
        </table:table-row>
      </table:table>
      <text:p text:style-name="P17"/>
      <text:p text:style-name="P17"/>
      <text:p text:style-name="P17"/>
      <text:p text:style-name="P18">LISTADO DE SALIDA</text:p>
      <text:p text:style-name="P18"/>
      <text:p text:style-name="P21">Para 2 productores, 2 consumidores, un buffer de tamaño 3 y 5 iteraciones por hebra uso:</text:p>
      <text:p text:style-name="P22">“java MainProductorConsumidorMonitor 2 2 3 5 5”</text:p>
      <text:p text:style-name="P23"/>
      <text:p text:style-name="P23">Y obtengo el siguiente resultado:</text:p>
      <text:p text:style-name="P23"/>
      <table:table table:name="Tabla4" table:style-name="Tabla4">
        <table:table-column table:style-name="Tabla4.A"/>
        <table:table-row>
          <table:table-cell table:style-name="Tabla4.A1" office:value-type="string">
            <text:p text:style-name="P5"/>
            <text:p text:style-name="P5">productor 1, produciendo 100.0 </text:p>
            <text:p text:style-name="P5">productor 0, produciendo 0.0 </text:p>
            <text:p text:style-name="P5">productor 1, produciendo 101.0 </text:p>
            <text:p text:style-name="P5">consumidor 1, consumiendo 0.0 </text:p>
            <text:p text:style-name="P5">consumidor 0, consumiendo 100.0 </text:p>
            <text:p text:style-name="P5">consumidor 1, consumiendo 101.0 </text:p>
            <text:p text:style-name="P5">productor 0, produciendo 1.0 </text:p>
            <text:p text:style-name="P5">productor 1, produciendo 102.0 </text:p>
            <text:p text:style-name="P5">consumidor 0, consumiendo 1.0 </text:p>
            <text:p text:style-name="P5">productor 0, produciendo 2.0 </text:p>
            <text:p text:style-name="P5">consumidor 1, consumiendo 102.0 </text:p>
            <text:p text:style-name="P5">consumidor 0, consumiendo 2.0 </text:p>
            <text:p text:style-name="P5">productor 1, produciendo 103.0 </text:p>
            <text:p text:style-name="P5">productor 0, produciendo 3.0 </text:p>
            <text:p text:style-name="P5">productor 1, produciendo 104.0 </text:p>
            <text:p text:style-name="P5">consumidor 0, consumiendo 3.0 </text:p>
            <text:p text:style-name="P5">productor 0, produciendo 4.0 </text:p>
            <text:p text:style-name="P5">consumidor 1, consumiendo 103.0 </text:p>
            <text:p text:style-name="P5">consumidor 0, consumiendo 104.0 </text:p>
            <text:p text:style-name="P5">consumidor 1, consumiendo 4.0 </text:p>
            <text:p text:style-name="P5"/>
          </table:table-cell>
        </table:table-row>
      </table:table>
      <text:p text:style-name="P23"/>
      <text:h text:style-name="P35" text:outline-level="1"><text:soft-page-break/>FUMADORES</text:h>
      <text:p text:style-name="P25"/>
      <text:p text:style-name="P26">Las condiciones que he puesto en este programa son las siguientes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><text:s text:c="4"/><text:span text:style-name="T2">private Condition puede_recoger_0 = makeCondition();</text:span></text:p>
            <text:p text:style-name="P6"><text:s text:c="2"/>private Condition puede_recoger_1 = makeCondition();</text:p>
            <text:p text:style-name="P6"><text:s text:c="2"/>private Condition puede_recoger_2 = makeCondition();</text:p>
            <text:p text:style-name="P6"><text:s text:c="2"/>private Condition puede_fabricar = makeCondition();</text:p>
          </table:table-cell>
        </table:table-row>
      </table:table>
      <text:p text:style-name="P26"/>
      <text:p text:style-name="P26"/>
      <text:p text:style-name="P26">Las condiciones “puede_recoger_x” se activan por el estanquero, que cuando produce un ingrediente, hace un signal() a la condición correspondiente, es decir, que indica a la hebra fumadora que esta bloqueada que su ingrediente se ha producido y que puede recogerlo.</text:p>
      <text:p text:style-name="P26"/>
      <text:p text:style-name="P26">Una vez recogido el ingrediente, el estanquero hace un wait() a la condicion “puede_fabricar”, es decir, espera a que alguien recoja su ingrediente y haga un signal a “puede_fabricar”.</text:p>
      <text:p text:style-name="P26"/>
      <text:p text:style-name="P19">CODIGO DEL PROGRAMA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  <text:p text:style-name="P8"/>
            <text:p text:style-name="P8">import monitor.* ;</text:p>
            <text:p text:style-name="P8"/>
            <text:p text:style-name="P8">class Estanco extends AbstractMonitor{</text:p>
            <text:p text:style-name="P8"/>
            <text:p text:style-name="P8"/>
            <text:p text:style-name="P8"><text:s text:c="4"/>//Condiciones que indican si cada fumador puede recoger su ingrediente</text:p>
            <text:p text:style-name="P8"><text:s text:c="4"/>// y si el estanquero puede fabricar o no</text:p>
            <text:p text:style-name="P8"><text:s text:c="4"/>private Condition puede_recoger_0 = makeCondition();</text:p>
            <text:p text:style-name="P8"><text:s text:c="4"/>private Condition puede_recoger_1 = makeCondition();</text:p>
            <text:p text:style-name="P8"><text:s text:c="4"/>private Condition puede_recoger_2 = makeCondition();</text:p>
            <text:p text:style-name="P8"><text:s text:c="4"/>private Condition puede_fabricar = makeCondition();</text:p>
            <text:p text:style-name="P8"/>
            <text:p text:style-name="P8"><text:s text:c="4"/>// Invocado por cada fumador, indicando su ingrediente o numero</text:p>
            <text:p text:style-name="P8"><text:s text:c="4"/>public void obtenerIngrediente( int miIngrediente ){</text:p>
            <text:p text:style-name="P8"/>
            <text:p text:style-name="P8"><text:s text:c="8"/>enter();</text:p>
            <text:p text:style-name="P8"/>
            <text:p text:style-name="P8"/>
            <text:p text:style-name="P8"><text:s text:c="8"/>/*</text:p>
            <text:p text:style-name="P8"><text:s text:c="11"/>Lógicamente se debería de poner este signal después de las siguientes</text:p>
            <text:p text:style-name="P8"><text:s text:c="11"/>ya que se debe indicar, que se puede fabricar una vez recogidos los</text:p>
            <text:p text:style-name="P8"><text:s text:c="11"/>ingredientes. Pero si lo hago así las hebras se interbloquean, así que</text:p>
            <text:p text:style-name="P8"><text:s text:c="11"/>he optado por ponerla antes de las condiciones. No hay problema ya que</text:p>
            <text:p text:style-name="P8"><text:s text:c="11"/>este trozo de código se ejecuta en exclusión mutua y no importa si se</text:p>
            <text:p text:style-name="P8"><text:s text:c="11"/>pone antes o después</text:p>
            <text:p text:style-name="P8"><text:s text:c="8"/>*/</text:p>
            <text:p text:style-name="P8"><text:s text:c="8"/>puede_fabricar.signal();</text:p>
            <text:p text:style-name="P8"/>
            <text:p text:style-name="P8"><text:soft-page-break/><text:s text:c="8"/>//Condiciones</text:p>
            <text:p text:style-name="P8"><text:s text:c="8"/>//Según el ingrediente que se pase como argumento se esperará a que el</text:p>
            <text:p text:style-name="P8"><text:s text:c="8"/>// estanquero indique que se puede recoger</text:p>
            <text:p text:style-name="P8"><text:s text:c="8"/>if( miIngrediente == 0 ){</text:p>
            <text:p text:style-name="P8"><text:s text:c="12"/>puede_recoger_0.await();</text:p>
            <text:p text:style-name="P8"><text:s text:c="8"/>}</text:p>
            <text:p text:style-name="P8"><text:s text:c="8"/>else if( miIngrediente == 1 ){</text:p>
            <text:p text:style-name="P8"><text:s text:c="12"/>puede_recoger_1.await();</text:p>
            <text:p text:style-name="P8"><text:s text:c="8"/>}</text:p>
            <text:p text:style-name="P8"><text:s text:c="8"/>else if( miIngrediente == 2 ){</text:p>
            <text:p text:style-name="P8"><text:s text:c="12"/>puede_recoger_2.await();</text:p>
            <text:p text:style-name="P8"><text:s text:c="8"/>}</text:p>
            <text:p text:style-name="P8"/>
            <text:p text:style-name="P8"/>
            <text:p text:style-name="P8"><text:s text:c="8"/>leave();</text:p>
            <text:p text:style-name="P8"/>
            <text:p text:style-name="P8"><text:s text:c="4"/>}</text:p>
            <text:p text:style-name="P8"/>
            <text:p text:style-name="P8"/>
            <text:p text:style-name="P8"/>
            <text:p text:style-name="P8"><text:s text:c="4"/>// Invocado por el estanquero, indicando el ingrediente que pone</text:p>
            <text:p text:style-name="P8"><text:s text:c="4"/>public void ponerIngrediente( int ingrediente ){</text:p>
            <text:p text:style-name="P8"/>
            <text:p text:style-name="P8"><text:s text:c="8"/>enter();</text:p>
            <text:p text:style-name="P8"/>
            <text:p text:style-name="P8"><text:s text:c="8"/>//Condiciones</text:p>
            <text:p text:style-name="P8"><text:s text:c="8"/>//Se indica que se puede recoger el ingrediente que se pasa como argumento</text:p>
            <text:p text:style-name="P8"><text:s text:c="8"/>if( ingrediente == 0 ){</text:p>
            <text:p text:style-name="P8"><text:s text:c="12"/>puede_recoger_0.signal();</text:p>
            <text:p text:style-name="P8"><text:s text:c="8"/>}</text:p>
            <text:p text:style-name="P8"><text:s text:c="8"/>else if( ingrediente == 1 ){</text:p>
            <text:p text:style-name="P8"><text:s text:c="12"/>puede_recoger_1.signal();</text:p>
            <text:p text:style-name="P8"><text:s text:c="8"/>}</text:p>
            <text:p text:style-name="P8"><text:s text:c="8"/>else if( ingrediente == 2 ){</text:p>
            <text:p text:style-name="P8"><text:s text:c="12"/>puede_recoger_2.signal();</text:p>
            <text:p text:style-name="P8"><text:s text:c="8"/>}</text:p>
            <text:p text:style-name="P8"/>
            <text:p text:style-name="P8"><text:s text:c="8"/>leave();</text:p>
            <text:p text:style-name="P8"/>
            <text:p text:style-name="P8"><text:s text:c="4"/>}</text:p>
            <text:p text:style-name="P8"/>
            <text:p text:style-name="P8"/>
            <text:p text:style-name="P8"/>
            <text:p text:style-name="P8"><text:s text:c="4"/>// Invocado por el estanquero</text:p>
            <text:p text:style-name="P8"><text:s text:c="4"/>public void esperarRecogidaIngrediente(){</text:p>
            <text:p text:style-name="P8"/>
            <text:p text:style-name="P8"><text:s text:c="8"/>enter();</text:p>
            <text:p text:style-name="P8"/>
            <text:p text:style-name="P8"><text:s text:c="8"/>//Se espera a que una hebra fumadora recoja su ingrediente</text:p>
            <text:p text:style-name="P8"><text:s text:c="8"/>// y indique que se puede fabricar</text:p>
            <text:p text:style-name="P8"><text:s text:c="8"/>puede_fabricar.await();</text:p>
            <text:p text:style-name="P8"/>
            <text:p text:style-name="P8"><text:s text:c="8"/>leave();</text:p>
            <text:p text:style-name="P8"><text:s text:c="4"/>}</text:p>
            <text:p text:style-name="P8"/>
            <text:p text:style-name="P8">}</text:p>
            <text:p text:style-name="P8"/>
            <text:p text:style-name="P8"/>
            <text:p text:style-name="P8"/>
            <text:p text:style-name="P8"/>
            <text:p text:style-name="P8"><text:soft-page-break/>/*</text:p>
            <text:p text:style-name="P8"><text:s text:c="4"/>Al fumador 0 le falta tabaco,</text:p>
            <text:p text:style-name="P8"><text:s text:c="4"/>al fumador 1 le falta papel y</text:p>
            <text:p text:style-name="P8"><text:s text:c="4"/>al fumador 2 le faltan cerillas</text:p>
            <text:p text:style-name="P8">*/</text:p>
            <text:p text:style-name="P8"/>
            <text:p text:style-name="P8">class Fumador implements Runnable{</text:p>
            <text:p text:style-name="P8"/>
            <text:p text:style-name="P8"><text:s text:c="4"/>private int miIngrediente;</text:p>
            <text:p text:style-name="P8"><text:s text:c="4"/>private String ingre;</text:p>
            <text:p text:style-name="P8"><text:s text:c="4"/>public Thread thr ;</text:p>
            <text:p text:style-name="P8"><text:s text:c="4"/>public Estanco estanco;</text:p>
            <text:p text:style-name="P8"/>
            <text:p text:style-name="P8"><text:s text:c="4"/>//Constructor</text:p>
            <text:p text:style-name="P8"><text:s text:c="4"/>public Fumador( int p_miIngrediente, String nombre, Estanco es <text:s/>){</text:p>
            <text:p text:style-name="P8"/>
            <text:p text:style-name="P8"><text:s text:c="8"/>miIngrediente = p_miIngrediente;</text:p>
            <text:p text:style-name="P8"><text:s text:c="8"/>thr = new Thread(this, nombre);</text:p>
            <text:p text:style-name="P8"><text:s text:c="8"/>estanco = es;</text:p>
            <text:p text:style-name="P8"/>
            <text:p text:style-name="P8"><text:s text:c="8"/>//Almaceno el nombre del ingreiente en un String simplemente</text:p>
            <text:p text:style-name="P8"><text:s text:c="8"/>// por comodidad a la hora de imprimir por pantalla</text:p>
            <text:p text:style-name="P8"><text:s text:c="8"/>if( p_miIngrediente == 0)</text:p>
            <text:p text:style-name="P8"><text:s text:c="12"/>ingre = "tabaco";</text:p>
            <text:p text:style-name="P8"><text:s text:c="8"/>else if( p_miIngrediente == 1)</text:p>
            <text:p text:style-name="P8"><text:s text:c="12"/>ingre = "papel";</text:p>
            <text:p text:style-name="P8"><text:s text:c="8"/>else if( p_miIngrediente == 2)</text:p>
            <text:p text:style-name="P8"><text:s text:c="12"/>ingre = "cerillas";</text:p>
            <text:p text:style-name="P8"/>
            <text:p text:style-name="P8"><text:s text:c="4"/>}</text:p>
            <text:p text:style-name="P8"/>
            <text:p text:style-name="P8"><text:s text:c="4"/>public void run(){</text:p>
            <text:p text:style-name="P8"><text:s text:c="8"/>while ( true ){</text:p>
            <text:p text:style-name="P8"/>
            <text:p text:style-name="P8"><text:s text:c="13"/>/*</text:p>
            <text:p text:style-name="P8"><text:s text:c="16"/><text:span text:style-name="T5">Se imprime por pantalla que el fumador esta esperando, y se indica al estanco</text:span></text:p>
            <text:p text:style-name="P9"><text:s text:c="16"/>que se quiere recoger el ingrediente indicado. Cuando se obtiene se imprime</text:p>
            <text:p text:style-name="P9"><text:s text:c="16"/>por pantalla que se ha obtenido el ingrediente.</text:p>
            <text:p text:style-name="P8"><text:s text:c="13"/>*/</text:p>
            <text:p text:style-name="P8"><text:s text:c="13"/>System.out.println("El fumador "+ miIngrediente +" esta esperando " + ingre );</text:p>
            <text:p text:style-name="P8"><text:s text:c="13"/>estanco.obtenerIngrediente( miIngrediente );</text:p>
            <text:p text:style-name="P8"><text:s text:c="13"/>System.out.println("El fumador "+ miIngrediente +" ha recib<text:span text:style-name="T6">i</text:span>do " + ingre );</text:p>
            <text:p text:style-name="P8"/>
            <text:p text:style-name="P8"><text:s text:c="13"/>/*</text:p>
            <text:p text:style-name="P8"><text:s text:c="16"/>Una vez obtenido el ingrediente, se imprime que se ha comenzado a fumar</text:p>
            <text:p text:style-name="P8"><text:s text:c="16"/>y se expera un tiempo entre 0 y 2 segundos. Cuando se acaba ese tiempo,</text:p>
            <text:p text:style-name="P8"><text:s text:c="16"/>se imprime que se ha terminado de fumar y se vuelve a la parte inicial</text:p>
            <text:p text:style-name="P8"><text:s text:c="16"/>del bucle donde se indica que se quiere el ingrediente.</text:p>
            <text:p text:style-name="P8"><text:s text:c="13"/>*/</text:p>
            <text:p text:style-name="P8"><text:s text:c="13"/>System.out.println("El fumador "+ miIngrediente +" ha comenzado a fumar.");</text:p>
            <text:p text:style-name="P8"><text:s text:c="13"/>aux.dormir_max( 2000 );</text:p>
            <text:p text:style-name="P8"><text:s text:c="13"/>System.out.println("El fumador "+ miIngrediente +" ha terminado de fumar.");</text:p>
            <text:p text:style-name="P8"/>
            <text:p text:style-name="P8"><text:s text:c="9"/>}</text:p>
            <text:p text:style-name="P8"><text:s text:c="4"/>}</text:p>
            <text:p text:style-name="P8"/>
            <text:p text:style-name="P8">}</text:p>
            <text:p text:style-name="P8"/>
            <text:p text:style-name="P8"><text:soft-page-break/>class Estanquero implements Runnable{</text:p>
            <text:p text:style-name="P8"/>
            <text:p text:style-name="P8"><text:s text:c="4"/>public Thread thr ;</text:p>
            <text:p text:style-name="P8"><text:s text:c="4"/>public Estanco estanco;</text:p>
            <text:p text:style-name="P8"><text:s text:c="4"/>String ingre;</text:p>
            <text:p text:style-name="P8"/>
            <text:p text:style-name="P8"><text:s text:c="4"/>//Constructor</text:p>
            <text:p text:style-name="P8"><text:s text:c="4"/>public Estanquero( Estanco es ){</text:p>
            <text:p text:style-name="P8"/>
            <text:p text:style-name="P8"><text:s text:c="8"/>thr = new Thread(this);</text:p>
            <text:p text:style-name="P8"><text:s text:c="8"/>estanco = es;</text:p>
            <text:p text:style-name="P8"/>
            <text:p text:style-name="P8"><text:s text:c="4"/>}</text:p>
            <text:p text:style-name="P8"/>
            <text:p text:style-name="P8"><text:s text:c="4"/>public void run(){</text:p>
            <text:p text:style-name="P8"/>
            <text:p text:style-name="P8"><text:s text:c="8"/>int ingrediente ;</text:p>
            <text:p text:style-name="P8"/>
            <text:p text:style-name="P8"><text:s text:c="8"/>while (true){</text:p>
            <text:p text:style-name="P8"/>
            <text:p text:style-name="P8"><text:s text:c="12"/>//Se genera de forma aleatorio un ingrediente</text:p>
            <text:p text:style-name="P8"><text:s text:c="12"/>ingrediente = (int) (Math.random () * 3.0); // 0,1 o 2</text:p>
            <text:p text:style-name="P8"/>
            <text:p text:style-name="P8"><text:s text:c="12"/>//Se almacena el nombre del ingrediente en un String</text:p>
            <text:p text:style-name="P8"><text:s text:c="12"/>if( ingrediente == 0)</text:p>
            <text:p text:style-name="P8"><text:s text:c="16"/>ingre = "tabaco";</text:p>
            <text:p text:style-name="P8"><text:s text:c="12"/>else if( ingrediente == 1)</text:p>
            <text:p text:style-name="P8"><text:s text:c="16"/>ingre = "papel";</text:p>
            <text:p text:style-name="P8"><text:s text:c="12"/>else if( ingrediente == 2)</text:p>
            <text:p text:style-name="P8"><text:s text:c="16"/>ingre = "cerillas";</text:p>
            <text:p text:style-name="P8"/>
            <text:p text:style-name="P8"><text:s text:c="12"/>//Se imprime que se ha producido el ingrediente</text:p>
            <text:p text:style-name="P8"><text:s text:c="12"/>System.out.println("El estanquero ha producido " + ingre);</text:p>
            <text:p text:style-name="P8"/>
            <text:p text:style-name="P8"><text:s text:c="12"/>//Se llama a esta función que se encarga de indicar a la hebra fumadora</text:p>
            <text:p text:style-name="P8"><text:s text:c="12"/>// que se ha puesto su ingrediente</text:p>
            <text:p text:style-name="P8"><text:s text:c="12"/>estanco.ponerIngrediente( ingrediente );</text:p>
            <text:p text:style-name="P8"/>
            <text:p text:style-name="P8"><text:s text:c="12"/>//Se espera a que la hebra fumadora recoja el ingrediente</text:p>
            <text:p text:style-name="P8"><text:s text:c="12"/>estanco.esperarRecogidaIngrediente() ;</text:p>
            <text:p text:style-name="P8"><text:s text:c="8"/>}</text:p>
            <text:p text:style-name="P8"><text:s text:c="4"/>}</text:p>
            <text:p text:style-name="P8"/>
            <text:p text:style-name="P8">}</text:p>
            <text:p text:style-name="P8"/>
            <text:p text:style-name="P8">//******************************************************************************</text:p>
            <text:p text:style-name="P8"/>
            <text:p text:style-name="P8">class MainFumadores{</text:p>
            <text:p text:style-name="P8"/>
            <text:p text:style-name="P8"><text:s text:c="4"/>public static void main( String[] args ) {</text:p>
            <text:p text:style-name="P8"/>
            <text:p text:style-name="P8"/>
            <text:p text:style-name="P8"><text:s text:c="8"/>final int N_FUMADORES = 3;</text:p>
            <text:p text:style-name="P8"/>
            <text:p text:style-name="P8"><text:s text:c="8"/>Fumador[] fumadores = new Fumador[N_FUMADORES];</text:p>
            <text:p text:style-name="P8"><text:s text:c="8"/>Estanco estanco = new Estanco();</text:p>
            <text:p text:style-name="P8"><text:s text:c="8"/>Estanquero estanquero = new Estanquero( estanco );</text:p>
            <text:p text:style-name="P8"/>
            <text:p text:style-name="P8"><text:s text:c="8"/>//Creación de hebras</text:p>
            <text:p text:style-name="P8"><text:s text:c="8"/>for( int i=0; i &lt; N_FUMADORES; i++)</text:p>
            <text:p text:style-name="P8"><text:soft-page-break/><text:s text:c="12"/>fumadores[i] = new Fumador( i, "El fumador "+i, estanco);</text:p>
            <text:p text:style-name="P8"><text:s text:c="12"/></text:p>
            <text:p text:style-name="P8"><text:s text:c="8"/>//Puesta en marcha de hebras</text:p>
            <text:p text:style-name="P8"><text:s text:c="8"/>for( int i=0; i &lt; N_FUMADORES; i++)</text:p>
            <text:p text:style-name="P8"><text:s text:c="12"/>fumadores[i].thr.start();</text:p>
            <text:p text:style-name="P8"/>
            <text:p text:style-name="P8"><text:s text:c="8"/>estanquero.thr.start();</text:p>
            <text:p text:style-name="P8"/>
            <text:p text:style-name="P8"><text:s text:c="4"/>}</text:p>
            <text:p text:style-name="P8"/>
            <text:p text:style-name="P8"/>
            <text:p text:style-name="P8"/>
            <text:p text:style-name="P8"/>
            <text:p text:style-name="P8">}</text:p>
          </table:table-cell>
        </table:table-row>
      </table:table>
      <text:p text:style-name="P24"/>
      <text:p text:style-name="P24"/>
      <text:p text:style-name="P20">LISTADO DE SALIDA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">El fumador 0 esta esperando tabaco </text:p>
            <text:p text:style-name="P10">El estanquero ha producido cerillas </text:p>
            <text:p text:style-name="P10">El fumador 1 esta esperando papel </text:p>
            <text:p text:style-name="P10">El fumador 2 esta esperando cerillas </text:p>
            <text:p text:style-name="P10">El fumador 2 ha recib<text:span text:style-name="T6">i</text:span>do cerillas </text:p>
            <text:p text:style-name="P10">El fumador 2 ha comenzado a fumar. </text:p>
            <text:p text:style-name="P10">El fumador 2 ha terminado de fumar. </text:p>
            <text:p text:style-name="P10">El fumador 2 esta esperando cerillas </text:p>
            <text:p text:style-name="P10">El estanquero ha producido papel </text:p>
            <text:p text:style-name="P10">El fumador 1 ha recib<text:span text:style-name="T6">i</text:span>do papel </text:p>
            <text:p text:style-name="P10">El fumador 1 ha comenzado a fumar. </text:p>
            <text:p text:style-name="P10">El fumador 1 ha terminado de fumar. </text:p>
            <text:p text:style-name="P10">El fumador 1 esta esperando papel </text:p>
            <text:p text:style-name="P10">El estanquero ha producido cerillas </text:p>
            <text:p text:style-name="P10">El fumador 2 ha recib<text:span text:style-name="T6">i</text:span>do cerillas </text:p>
            <text:p text:style-name="P10">El fumador 2 ha comenzado a fumar. </text:p>
            <text:p text:style-name="P10">El fumador 2 ha terminado de fumar. </text:p>
            <text:p text:style-name="P10">El fumador 2 esta esperando cerillas </text:p>
            <text:p text:style-name="P10">El estanquero ha producido cerillas </text:p>
            <text:p text:style-name="P10">El fumador 2 ha recib<text:span text:style-name="T6">i</text:span>do cerillas </text:p>
            <text:p text:style-name="P10">El fumador 2 ha comenzado a fumar. </text:p>
            <text:p text:style-name="P10">El fumador 2 ha terminado de fumar. </text:p>
            <text:p text:style-name="P10">El fumador 2 esta esperando cerillas </text:p>
            <text:p text:style-name="P10">El estanquero ha producido tabaco </text:p>
            <text:p text:style-name="P10">El fumador 0 ha recib<text:span text:style-name="T6">i</text:span>do tabaco </text:p>
            <text:p text:style-name="P10">El fumador 0 ha comenzado a fumar. </text:p>
            <text:p text:style-name="P10"/>
            <text:p text:style-name="P10">&lt; Interrupción del programa con teclado ( Ctrl + D ) &gt;</text:p>
          </table:table-cell>
        </table:table-row>
      </table:table>
      <text:p text:style-name="P20"/>
      <text:h text:style-name="P36" text:outline-level="1"><text:soft-page-break/>BARBERIA</text:h>
      <text:p text:style-name="P31"/>
      <text:p text:style-name="P30">Las condiciones que he usado son estas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/>
            <text:p text:style-name="P38"><text:s text:c="3"/>private Condition durmiendo = makeCondition();</text:p>
            <text:p text:style-name="P38"><text:s text:c="3"/>private Condition puede_pelar = makeCondition();</text:p>
            <text:p text:style-name="P38"><text:s text:c="3"/></text:p>
          </table:table-cell>
        </table:table-row>
      </table:table>
      <text:p text:style-name="P30"/>
      <text:p text:style-name="P30"><text:tab/>La condición durmiendo se activa cuando no hay clientes. El barbero cuando llama al siguiente cliente y si ve que no hay ( atributo del monitor Barbería “n_clientes == 0” ) entonces hace durmiendo.await().</text:p>
      <text:p text:style-name="P30"/>
      <text:p text:style-name="P30"><text:tab/>La condición puede_pelar se activa cuando la hebra barbero termina de pelar un cliente. La hebras cliente cuando entran a la barbería hacen un puede_pelar.await() y se bloquean hasta que el barbero finaliza de pelar a un cliente.</text:p>
      <text:p text:style-name="P30"/>
      <text:p text:style-name="P29">CODIGO DEL PROGRAMA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9">import monitor.*;</text:p>
            <text:p text:style-name="P39"/>
            <text:p text:style-name="P39"/>
            <text:p text:style-name="P39">class Barberia extends AbstractMonitor{</text:p>
            <text:p text:style-name="P39"/>
            <text:p text:style-name="P39"/>
            <text:p text:style-name="P39"><text:s text:c="4"/>private Condition durmiendo = makeCondition();</text:p>
            <text:p text:style-name="P39"><text:s text:c="4"/>private Condition puede_pelar = makeCondition();</text:p>
            <text:p text:style-name="P39"><text:s text:c="4"/></text:p>
            <text:p text:style-name="P39"><text:s text:c="4"/>private int n_clientes = 0;</text:p>
            <text:p text:style-name="P39"/>
            <text:p text:style-name="P39"><text:s text:c="4"/>// Invcado por los clientes para cortarse el pelo</text:p>
            <text:p text:style-name="P39"><text:s text:c="4"/>public void cortarPelo (){</text:p>
            <text:p text:style-name="P39"/>
            <text:p text:style-name="P39"><text:s text:c="8"/>enter();</text:p>
            <text:p text:style-name="P39"/>
            <text:p text:style-name="P39"><text:s text:c="8"/>//Si no hay clientes es que el barbero esta dormido y hay que despertarlo</text:p>
            <text:p text:style-name="P39"><text:s text:c="8"/>if( n_clientes == 0 )</text:p>
            <text:p text:style-name="P39"><text:s text:c="12"/>durmiendo.signal();</text:p>
            <text:p text:style-name="P39"><text:s text:c="8"/>else</text:p>
            <text:p text:style-name="P39"><text:s text:c="12"/>puede_pelar.await();</text:p>
            <text:p text:style-name="P39"/>
            <text:p text:style-name="P39"><text:s text:c="8"/>//Si se llama a cortarPelo() quiere decir que ha entrado un cliente nuevo</text:p>
            <text:p text:style-name="P39"><text:s text:c="8"/>//por lo tanto se aumenta el numero de clientes</text:p>
            <text:p text:style-name="P39"><text:s text:c="8"/>n_clientes++;</text:p>
            <text:p text:style-name="P39"/>
            <text:p text:style-name="P39"/>
            <text:p text:style-name="P39"><text:s text:c="8"/>leave();</text:p>
            <text:p text:style-name="P39"/>
            <text:p text:style-name="P39"/>
            <text:p text:style-name="P39"><text:s text:c="4"/>}</text:p>
            <text:p text:style-name="P39"/>
            <text:p text:style-name="P39"><text:s text:c="4"/>// Invocado por el barbero para esperar (si procede) a un nuevo cliente y</text:p>
            <text:p text:style-name="P39"><text:s text:c="4"/>//sentarlo para el corte</text:p>
            <text:p text:style-name="P39"><text:s text:c="4"/>public void siguienteCliente (){</text:p>
            <text:p text:style-name="P39"><text:soft-page-break/></text:p>
            <text:p text:style-name="P39"><text:s text:c="8"/>enter();</text:p>
            <text:p text:style-name="P39"/>
            <text:p text:style-name="P39"><text:s text:c="8"/>//Esta función básicamente sirve para comprabar si no hay clientes en</text:p>
            <text:p text:style-name="P39"><text:s text:c="8"/>//la barbería y que se duerma el barbero</text:p>
            <text:p text:style-name="P39"><text:s text:c="8"/>if(n_clientes == 0){</text:p>
            <text:p text:style-name="P39"><text:s text:c="12"/>System.out.println("El barbero se ha dormido.********************************************\n"); <text:s text:c="3"/>//Pongo asteriscos para facilitar ver</text:p>
            <text:p text:style-name="P39"><text:s text:c="12"/>durmiendo.await(); <text:s text:c="30"/>//Cuando el barbero se duerme</text:p>
            <text:p text:style-name="P39"><text:s text:c="12"/>System.out.println("El barbero se ha despertado.*******************************************\n");</text:p>
            <text:p text:style-name="P39"><text:s text:c="8"/>}</text:p>
            <text:p text:style-name="P39"/>
            <text:p text:style-name="P39"><text:s text:c="8"/>leave();</text:p>
            <text:p text:style-name="P39"/>
            <text:p text:style-name="P39"><text:s text:c="4"/>}</text:p>
            <text:p text:style-name="P39"/>
            <text:p text:style-name="P39"><text:s text:c="4"/>// Invocado por el barbero para indicar que ha terminado de cortar el pelo</text:p>
            <text:p text:style-name="P39"><text:s text:c="4"/>public void finCliente (){</text:p>
            <text:p text:style-name="P39"/>
            <text:p text:style-name="P39"><text:s text:c="8"/>enter();</text:p>
            <text:p text:style-name="P39"/>
            <text:p text:style-name="P39"><text:s text:c="8"/>//Se indica que ya puede pelar y se decrementa el número de clientes</text:p>
            <text:p text:style-name="P39"><text:s text:c="8"/>puede_pelar.signal();</text:p>
            <text:p text:style-name="P39"><text:s text:c="8"/>n_clientes--;</text:p>
            <text:p text:style-name="P39"/>
            <text:p text:style-name="P39"><text:s text:c="8"/>leave();</text:p>
            <text:p text:style-name="P39"/>
            <text:p text:style-name="P39"><text:s text:c="4"/>}</text:p>
            <text:p text:style-name="P39"/>
            <text:p text:style-name="P39">}</text:p>
            <text:p text:style-name="P39"/>
            <text:p text:style-name="P39"/>
            <text:p text:style-name="P39">class Cliente implements Runnable{</text:p>
            <text:p text:style-name="P39"/>
            <text:p text:style-name="P39"><text:s text:c="4"/>public Thread thr;</text:p>
            <text:p text:style-name="P39"/>
            <text:p text:style-name="P39"><text:s text:c="4"/>private Barberia bar;</text:p>
            <text:p text:style-name="P39"><text:s text:c="4"/>private int n_cliente;</text:p>
            <text:p text:style-name="P39"/>
            <text:p text:style-name="P39"><text:s text:c="4"/>//Constructor</text:p>
            <text:p text:style-name="P39"><text:s text:c="4"/>public Cliente( Barberia nbar, int cli){</text:p>
            <text:p text:style-name="P39"/>
            <text:p text:style-name="P39"><text:s text:c="8"/>bar = nbar;</text:p>
            <text:p text:style-name="P39"><text:s text:c="8"/>thr <text:s text:c="2"/>= new Thread(this,"cliente " + cli);</text:p>
            <text:p text:style-name="P39"><text:s text:c="8"/>n_cliente = cli;</text:p>
            <text:p text:style-name="P39"/>
            <text:p text:style-name="P39"><text:s text:c="4"/>}</text:p>
            <text:p text:style-name="P39"/>
            <text:p text:style-name="P39"><text:s text:c="4"/>public void run(){</text:p>
            <text:p text:style-name="P39"/>
            <text:p text:style-name="P39"><text:s text:c="8"/>while( true ){</text:p>
            <text:p text:style-name="P39"><text:s text:c="12"/>System.out.println("El cliente " + n_cliente + " esta esperando a ser pelado.\n");</text:p>
            <text:p text:style-name="P39"><text:s text:c="12"/>bar.cortarPelo(); // el cliente espera (si procede) y se corta el pelo</text:p>
            <text:p text:style-name="P39"><text:s text:c="12"/>System.out.println("El cliente " + n_cliente + " se ha pelado y se sale fuera.\n");</text:p>
            <text:p text:style-name="P39"><text:s text:c="12"/>aux.dormir_max(2000); <text:s/>// el cliente está fuera de la barberia un tiempo</text:p>
            <text:p text:style-name="P39"><text:s text:c="12"/>System.out.println("El cliente " + n_cliente + " ha vuelto a entrar a la barberia.\n");</text:p>
            <text:p text:style-name="P39"/>
            <text:p text:style-name="P39"><text:s text:c="8"/>}</text:p>
            <text:p text:style-name="P39"><text:s text:c="4"/>}</text:p>
            <text:p text:style-name="P39">}</text:p>
            <text:p text:style-name="P39"/>
            <text:p text:style-name="P39">class Barbero implements Runnable{</text:p>
            <text:p text:style-name="P39"/>
            <text:p text:style-name="P39"><text:s text:c="4"/>public Thread thr;</text:p>
            <text:p text:style-name="P39"/>
            <text:p text:style-name="P39"><text:s text:c="4"/>private Barberia bar;</text:p>
            <text:p text:style-name="P39"/>
            <text:p text:style-name="P39"><text:soft-page-break/><text:s text:c="4"/>//Constructor</text:p>
            <text:p text:style-name="P39"><text:s text:c="4"/>public Barbero( Barberia nbar){</text:p>
            <text:p text:style-name="P39"/>
            <text:p text:style-name="P39"><text:s text:c="8"/>bar = nbar;</text:p>
            <text:p text:style-name="P39"><text:s text:c="8"/>thr <text:s text:c="2"/>= new Thread(this,"barbero ");</text:p>
            <text:p text:style-name="P39"/>
            <text:p text:style-name="P39"><text:s text:c="4"/>}</text:p>
            <text:p text:style-name="P39"/>
            <text:p text:style-name="P39"/>
            <text:p text:style-name="P39"/>
            <text:p text:style-name="P39"><text:s text:c="4"/>public void run(){</text:p>
            <text:p text:style-name="P39"/>
            <text:p text:style-name="P39"><text:s text:c="8"/>while( true ){</text:p>
            <text:p text:style-name="P39"/>
            <text:p text:style-name="P39"><text:s text:c="12"/>//Primero siempre se llama al siguiente cliente y si no hay se duerme</text:p>
            <text:p text:style-name="P39"><text:s text:c="12"/>bar.siguienteCliente ();</text:p>
            <text:p text:style-name="P39"/>
            <text:p text:style-name="P39"><text:s text:c="12"/>//Cuando llega un cliente se imprime que se esta pelando</text:p>
            <text:p text:style-name="P39"><text:s text:c="12"/>System.out.println("El barbero esta pelando a un cliente\n");</text:p>
            <text:p text:style-name="P39"><text:s text:c="12"/>aux.dormir_max( 2500 ); // el barbero esta cortando el pelo</text:p>
            <text:p text:style-name="P39"><text:s text:c="12"/>System.out.println("El barbero ha pelado a un cliente\n");</text:p>
            <text:p text:style-name="P39"/>
            <text:p text:style-name="P39"><text:s text:c="12"/>//Se llama a finCliente que se encarga de indicar que se puede</text:p>
            <text:p text:style-name="P39"><text:s text:c="12"/>//pelar y de reducir el numero de clientes</text:p>
            <text:p text:style-name="P39"><text:s text:c="12"/>bar.finCliente ();</text:p>
            <text:p text:style-name="P39"/>
            <text:p text:style-name="P39"><text:s text:c="8"/>}</text:p>
            <text:p text:style-name="P39"><text:s text:c="4"/>}</text:p>
            <text:p text:style-name="P39">}</text:p>
            <text:p text:style-name="P39"/>
            <text:p text:style-name="P39"/>
            <text:p text:style-name="P39">class MainBarbero{</text:p>
            <text:p text:style-name="P39"/>
            <text:p text:style-name="P39"><text:s text:c="2"/>public static void main( String[] args ){</text:p>
            <text:p text:style-name="P39"/>
            <text:p text:style-name="P39"><text:s text:c="4"/>if ( args.length != 1 ){</text:p>
            <text:p text:style-name="P39"/>
            <text:p text:style-name="P39"><text:s text:c="6"/>System.err.println("Uso: &lt;n_clientes&gt;");</text:p>
            <text:p text:style-name="P39"><text:s text:c="6"/>return ;</text:p>
            <text:p text:style-name="P39"><text:s text:c="4"/>}</text:p>
            <text:p text:style-name="P39"/>
            <text:p text:style-name="P39"><text:s text:c="4"/>int n_clientes = Integer.parseInt(args[0]);</text:p>
            <text:p text:style-name="P39"/>
            <text:p text:style-name="P39"><text:s text:c="4"/>Cliente[] clientes = new Cliente[ Integer.parseInt(args[0]) ];</text:p>
            <text:p text:style-name="P39"><text:s text:c="4"/>Barberia barberia = new Barberia();</text:p>
            <text:p text:style-name="P39"/>
            <text:p text:style-name="P39"><text:s text:c="4"/>//Creacion de hebras</text:p>
            <text:p text:style-name="P39"><text:s text:c="4"/>for( int i=0; i &lt; n_clientes; i++)</text:p>
            <text:p text:style-name="P39"><text:s text:c="8"/>clientes[i] = new Cliente( barberia, i );</text:p>
            <text:p text:style-name="P39"/>
            <text:p text:style-name="P39"><text:s text:c="4"/>Barbero barbero = new Barbero( barberia );</text:p>
            <text:p text:style-name="P39"/>
            <text:p text:style-name="P39"><text:s text:c="4"/>//Puesta en marcha de las hebras</text:p>
            <text:p text:style-name="P39"><text:s text:c="4"/>barbero.thr.start();</text:p>
            <text:p text:style-name="P39"/>
            <text:p text:style-name="P39"><text:s text:c="4"/>for( int i=0; i &lt; n_clientes; i++)</text:p>
            <text:p text:style-name="P39"><text:s text:c="8"/>clientes[i].thr.start();</text:p>
            <text:p text:style-name="P39"/>
            <text:p text:style-name="P39"/>
            <text:p text:style-name="P39"><text:s text:c="4"/>}</text:p>
            <text:p text:style-name="P39">}</text:p>
          </table:table-cell>
        </table:table-row>
      </table:table>
      <text:p text:style-name="P29"/>
      <text:p text:style-name="P29"/>
      <text:p text:style-name="P29"/>
      <text:p text:style-name="P29"><text:soft-page-break/>LISTADO DE SALIDA DEL PROGRAMA</text:p>
      <text:p text:style-name="P29"/>
      <text:p text:style-name="P32"><text:tab/>Primero pongo un listado con dos clientes para ver cuando se duerme el barbero, ya que si pongo más es muy difícil que no haya hebras esperando a ser peladas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0"/>
            <text:p text:style-name="P41">Nº clientes = 2</text:p>
            <text:p text:style-name="P41"/>
            <text:p text:style-name="P40">El cliente 1 esta esperando a ser pelado.</text:p>
            <text:p text:style-name="P40"></text:p>
            <text:p text:style-name="P40">El barbero se ha dormido.********************************************</text:p>
            <text:p text:style-name="P40"></text:p>
            <text:p text:style-name="P40">El cliente 0 esta esperando a ser pelado.</text:p>
            <text:p text:style-name="P40"></text:p>
            <text:p text:style-name="P40">El barbero se ha despertado.*******************************************</text:p>
            <text:p text:style-name="P40"></text:p>
            <text:p text:style-name="P40">El barbero esta pelando a un cliente</text:p>
            <text:p text:style-name="P40"></text:p>
            <text:p text:style-name="P40">El cliente 1 se ha pelado y se sale fuera.</text:p>
            <text:p text:style-name="P40"></text:p>
            <text:p text:style-name="P40">El cliente 1 ha vuelto a entrar a la barberia.</text:p>
            <text:p text:style-name="P40"></text:p>
            <text:p text:style-name="P40">El cliente 1 esta esperando a ser pelado.</text:p>
            <text:p text:style-name="P40"></text:p>
            <text:p text:style-name="P40">El barbero ha pelado a un cliente</text:p>
            <text:p text:style-name="P40"></text:p>
            <text:p text:style-name="P40">El cliente 0 se ha pelado y se sale fuera.</text:p>
            <text:p text:style-name="P40"></text:p>
            <text:p text:style-name="P40">El barbero esta pelando a un cliente</text:p>
            <text:p text:style-name="P40"></text:p>
            <text:p text:style-name="P40">El cliente 0 ha vuelto a entrar a la barberia.</text:p>
            <text:p text:style-name="P40"></text:p>
            <text:p text:style-name="P40">El cliente 0 esta esperando a ser pelado.</text:p>
            <text:p text:style-name="P40"></text:p>
            <text:p text:style-name="P40">El barbero ha pelado a un cliente</text:p>
            <text:p text:style-name="P40"></text:p>
            <text:p text:style-name="P40">El cliente 1 se ha pelado y se sale fuera.</text:p>
            <text:p text:style-name="P40"></text:p>
            <text:p text:style-name="P40">El barbero esta pelando a un cliente</text:p>
            <text:p text:style-name="P40"></text:p>
            <text:p text:style-name="P40">El barbero ha pelado a un cliente</text:p>
            <text:p text:style-name="P40"></text:p>
            <text:p text:style-name="P40">El cliente 0 se ha pelado y se sale fuera.</text:p>
            <text:p text:style-name="P40"></text:p>
            <text:p text:style-name="P40">El barbero esta pelando a un cliente</text:p>
            <text:p text:style-name="P40"></text:p>
            <text:p text:style-name="P40">El barbero ha pelado a un cliente</text:p>
            <text:p text:style-name="P40"></text:p>
            <text:p text:style-name="P40"><text:soft-page-break/>El barbero se ha dormido.********************************************</text:p>
            <text:p text:style-name="P40"></text:p>
            <text:p text:style-name="P40">El cliente 1 ha vuelto a entrar a la barberia.</text:p>
            <text:p text:style-name="P40"></text:p>
            <text:p text:style-name="P40">El cliente 1 esta esperando a ser pelado.</text:p>
            <text:p text:style-name="P40"></text:p>
            <text:p text:style-name="P40">El barbero se ha despertado.*******************************************</text:p>
            <text:p text:style-name="P40"></text:p>
            <text:p text:style-name="P40">El barbero esta pelando a un cliente</text:p>
            <text:p text:style-name="P40"></text:p>
            <text:p text:style-name="P40">El cliente 1 se ha pelado y se sale fuera.</text:p>
            <text:p text:style-name="P40"></text:p>
            <text:p text:style-name="P40">El cliente 0 ha vuelto a entrar a la barberia.</text:p>
            <text:p text:style-name="P40"></text:p>
            <text:p text:style-name="P40">El cliente 0 esta esperando a ser pelado.</text:p>
            <text:p text:style-name="P40"></text:p>
            <text:p text:style-name="P40">El barbero ha pelado a un cliente</text:p>
            <text:p text:style-name="P40"></text:p>
            <text:p text:style-name="P40">El cliente 0 se ha pelado y se sale fuera.</text:p>
            <text:p text:style-name="P40"></text:p>
            <text:p text:style-name="P40">El barbero esta pelando a un cliente</text:p>
            <text:p text:style-name="P40"></text:p>
            <text:p text:style-name="P40">El barbero ha pelado a un cliente</text:p>
            <text:p text:style-name="P40"></text:p>
            <text:p text:style-name="P40">El barbero se ha dormido.********************************************</text:p>
            <text:p text:style-name="P40"></text:p>
            <text:p text:style-name="P40">El cliente 1 ha vuelto a entrar a la barberia.</text:p>
            <text:p text:style-name="P40"></text:p>
            <text:p text:style-name="P40">El cliente 1 esta esperando a ser pelado.</text:p>
            <text:p text:style-name="P40"></text:p>
            <text:p text:style-name="P40">El barbero se ha despertado.*******************************************</text:p>
            <text:p text:style-name="P40"></text:p>
            <text:p text:style-name="P40">El barbero esta pelando a un cliente</text:p>
            <text:p text:style-name="P40"></text:p>
            <text:p text:style-name="P40">El cliente 1 se ha pelado y se sale fuera.</text:p>
            <text:p text:style-name="P40"></text:p>
            <text:p text:style-name="P40">El cliente 1 ha vuelto a entrar a la barberia.</text:p>
            <text:p text:style-name="P40"></text:p>
            <text:p text:style-name="P40">El cliente 1 esta esperando a ser pelado.</text:p>
            <text:p text:style-name="P40"></text:p>
            <text:p text:style-name="P40">El cliente 0 ha vuelto a entrar a la barberia.</text:p>
            <text:p text:style-name="P40"></text:p>
            <text:p text:style-name="P40">El cliente 0 esta esperando a ser pelado.</text:p>
            <text:p text:style-name="P40"/>
          </table:table-cell>
        </table:table-row>
      </table:table>
      <text:p text:style-name="P32"/>
      <text:p text:style-name="P32"/>
      <text:p text:style-name="P32"/>
      <text:p text:style-name="P33"><text:soft-page-break/>Ahora un listado con 5 clientes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3"/>
            <text:p text:style-name="P43">Nº clientes = 5</text:p>
            <text:p text:style-name="P43"/>
            <text:p text:style-name="P42">El cliente 0 esta esperando a ser pelado.</text:p>
            <text:p text:style-name="P42"></text:p>
            <text:p text:style-name="P42">El cliente 4 esta esperando a ser pelado.</text:p>
            <text:p text:style-name="P42"></text:p>
            <text:p text:style-name="P42">El cliente 3 esta esperando a ser pelado.</text:p>
            <text:p text:style-name="P42"></text:p>
            <text:p text:style-name="P42">El cliente 2 esta esperando a ser pelado.</text:p>
            <text:p text:style-name="P42"></text:p>
            <text:p text:style-name="P42">El cliente 1 esta esperando a ser pelado.</text:p>
            <text:p text:style-name="P42"></text:p>
            <text:p text:style-name="P42">El barbero se ha dormido.********************************************</text:p>
            <text:p text:style-name="P42"></text:p>
            <text:p text:style-name="P42">El barbero se ha despertado.*******************************************</text:p>
            <text:p text:style-name="P42"></text:p>
            <text:p text:style-name="P42">El barbero esta pelando a un cliente</text:p>
            <text:p text:style-name="P42"></text:p>
            <text:p text:style-name="P42">El cliente 0 se ha pelado y se sale fuera.</text:p>
            <text:p text:style-name="P42"></text:p>
            <text:p text:style-name="P42">El cliente 4 se ha pelado y se sale fuera.</text:p>
            <text:p text:style-name="P42"></text:p>
            <text:p text:style-name="P42">El cliente 0 ha vuelto a entrar a la barberia.</text:p>
            <text:p text:style-name="P42"></text:p>
            <text:p text:style-name="P42">El cliente 0 esta esperando a ser pelado.</text:p>
            <text:p text:style-name="P42"></text:p>
            <text:p text:style-name="P42">El cliente 4 ha vuelto a entrar a la barberia.</text:p>
            <text:p text:style-name="P42"></text:p>
            <text:p text:style-name="P42">El cliente 4 esta esperando a ser pelado.</text:p>
            <text:p text:style-name="P42"></text:p>
            <text:p text:style-name="P42">El barbero ha pelado a un cliente</text:p>
            <text:p text:style-name="P42"></text:p>
            <text:p text:style-name="P42">El cliente 3 se ha pelado y se sale fuera.</text:p>
            <text:p text:style-name="P42"></text:p>
            <text:p text:style-name="P42">El barbero esta pelando a un cliente</text:p>
            <text:p text:style-name="P42"></text:p>
            <text:p text:style-name="P42">El barbero ha pelado a un cliente</text:p>
            <text:p text:style-name="P42"></text:p>
            <text:p text:style-name="P42">El cliente 2 se ha pelado y se sale fuera.</text:p>
            <text:p text:style-name="P42"></text:p>
            <text:p text:style-name="P42">El barbero esta pelando a un cliente</text:p>
            <text:p text:style-name="P42"></text:p>
            <text:p text:style-name="P42">El cliente 3 ha vuelto a entrar a la barberia.</text:p>
            <text:p text:style-name="P42"></text:p>
            <text:p text:style-name="P42">El cliente 3 esta esperando a ser pelado.</text:p>
            <text:p text:style-name="P44">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1:38:25.689520759</meta:creation-date>
    <meta:generator>LibreOffice/4.2.8.2$Linux_X86_64 LibreOffice_project/420m0$Build-2</meta:generator>
    <dc:date>2015-11-18T19:07:15.472251375</dc:date>
    <meta:editing-duration>PT44M5S</meta:editing-duration>
    <meta:editing-cycles>5</meta:editing-cycles>
    <meta:document-statistic meta:table-count="11" meta:image-count="0" meta:object-count="0" meta:page-count="16" meta:paragraph-count="590" meta:word-count="2847" meta:character-count="20505" meta:non-whitespace-character-count="15387"/>
  </office:meta>
</office:document-meta>
</file>